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 Brief Tour of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tart with sunny story, accelerated C++ style</text:p>
              </text:list-item>
              <text:list-item>
                <text:p>don't initially worry about const or references</text:p>
              </text:list-item>
              <text:list-item>
                <text:p>use with tests, not iostre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dsdsd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05M27S</meta:editing-duration>
    <meta:editing-cycles>25</meta:editing-cycles>
    <dc:date>2011-03-01T10:58:34</dc:date>
    <meta:generator>NeoOffice/3.1.2$Unix OpenOffice.org_project/Patch 0</meta:generator>
    <meta:document-statistic meta:object-count="27"/>
  </office:meta>
</office:document-meta>
</file>